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9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272cm"/>
    </style:style>
    <style:style style:name="gr7" style:family="graphic" style:parent-style-name="standard">
      <style:graphic-properties draw:textarea-horizontal-align="justify" draw:textarea-vertical-align="middle" draw:auto-grow-height="false" fo:min-height="0.8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9" style:family="graphic" style:parent-style-name="standard">
      <style:graphic-properties draw:textarea-horizontal-align="justify" draw:textarea-vertical-align="middle" draw:auto-grow-height="false" fo:min-height="1.451cm" fo:min-width="1.83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4cm" svg:x="8.852cm" svg:y="1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7.3cm" svg:height="2.1cm" svg:x="7.052cm" svg:y="3.2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4.78cm" svg:height="2.84cm" svg:x="7.952cm" svg:y="5.96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5.7cm" svg:height="1.8cm" svg:x="0.5cm" svg:y="10.1cm">
          <text:p text:style-name="P1">Display Squa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5.7cm" svg:height="1.8cm" svg:x="8.8cm" svg:y="10.2cm">
          <text:p text:style-name="P1">Display </text:p>
          <text:p text:style-name="P1">Match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" draw:id="id2" draw:layer="layout" svg:width="5.7cm" svg:height="1.8cm" svg:x="15.052cm" svg:y="9.8cm">
          <text:p text:style-name="P1">Display Goal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0.552cm" svg:y1="2.5cm" svg:x2="10.552cm" svg:y2="3.3cm">
          <text:p/>
        </draw:line>
        <draw:line draw:style-name="gr5" draw:text-style-name="P1" draw:layer="layout" svg:x1="10.452cm" svg:y1="5.3cm" svg:x2="10.352cm" svg:y2="6cm">
          <text:p/>
        </draw:line>
        <draw:connector draw:style-name="gr5" draw:text-style-name="P1" draw:layer="layout" svg:x1="7.952cm" svg:y1="7.38cm" svg:x2="4.704cm" svg:y2="7.423cm" draw:start-shape="id1" draw:start-glue-point="5" svg:d="M7952 7380h-1874v43h-1374" svg:viewBox="0 0 3249 44">
          <text:p/>
        </draw:connector>
        <draw:connector draw:style-name="gr5" draw:text-style-name="P1" draw:layer="layout" svg:x1="12.732cm" svg:y1="7.38cm" svg:x2="17.902cm" svg:y2="9.8cm" draw:start-shape="id1" draw:start-glue-point="7" draw:end-shape="id2" draw:end-glue-point="5" svg:d="M12732 7380h5170v2420" svg:viewBox="0 0 5171 2421">
          <text:p/>
        </draw:connector>
        <draw:connector draw:style-name="gr5" draw:text-style-name="P1" draw:layer="layout" svg:x1="10.342cm" svg:y1="8.8cm" svg:x2="3.92cm" svg:y2="10.1cm" draw:start-shape="id1" draw:start-glue-point="6" draw:end-shape="id3" draw:end-glue-point="4" svg:d="M10342 8800v651h-6422v649" svg:viewBox="0 0 6423 1301">
          <text:p/>
        </draw:connector>
        <draw:connector draw:style-name="gr5" draw:text-style-name="P1" draw:layer="layout" svg:x1="10.342cm" svg:y1="8.8cm" svg:x2="11.65cm" svg:y2="10.2cm" draw:start-shape="id1" draw:start-glue-point="6" draw:end-shape="id4" draw:end-glue-point="5" svg:d="M10342 8800v701h1308v699" svg:viewBox="0 0 1309 1401">
          <text:p/>
        </draw:connector>
        <draw:custom-shape draw:style-name="gr3" draw:text-style-name="P1" xml:id="id5" draw:id="id5" draw:layer="layout" svg:width="4.78cm" svg:height="2.84cm" svg:x="15.5cm" svg:y="12.4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1" draw:layer="layout" svg:x1="17.8cm" svg:y1="11.6cm" svg:x2="17.9cm" svg:y2="12.5cm">
          <text:p/>
        </draw:line>
        <draw:custom-shape draw:style-name="gr6" draw:text-style-name="P1" xml:id="id7" draw:id="id7" draw:layer="layout" svg:width="6.2cm" svg:height="1.6cm" svg:x="14.3cm" svg:y="16.2cm">
          <text:p text:style-name="P1">Display Add</text:p>
          <text:p text:style-name="P1">Goal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svg:x1="20.28cm" svg:y1="13.82cm" svg:x2="13.609cm" svg:y2="4.25cm" draw:start-shape="id5" draw:start-glue-point="7" draw:end-shape="id6" draw:end-glue-point="9" svg:d="M20280 13820h502v-9570h-7173" svg:viewBox="0 0 7174 9571">
          <text:p/>
        </draw:connector>
        <draw:connector draw:style-name="gr5" draw:text-style-name="P1" draw:layer="layout" draw:type="lines" svg:x1="17.89cm" svg:y1="15.24cm" svg:x2="18.02cm" svg:y2="16.2cm" draw:start-shape="id5" draw:start-glue-point="6" draw:end-shape="id7" draw:end-glue-point="4" svg:d="M17890 15240v502l130-43v501" svg:viewBox="0 0 131 961">
          <text:p/>
        </draw:connector>
        <draw:custom-shape draw:style-name="gr7" draw:text-style-name="P1" xml:id="id9" draw:id="id9" draw:layer="layout" svg:width="4.4cm" svg:height="2.1cm" svg:x="15.2cm" svg:y="21.5cm">
          <text:p text:style-name="P1">Goal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7.4cm" svg:y1="17.8cm" svg:x2="17.45cm" svg:y2="18.5cm" draw:start-shape="id7" draw:start-glue-point="8" draw:end-shape="id8" draw:end-glue-point="4" svg:d="M17400 17800l50 700" svg:viewBox="0 0 51 701">
          <text:p/>
        </draw:connector>
        <draw:custom-shape draw:style-name="gr6" draw:text-style-name="P1" xml:id="id10" draw:id="id10" draw:layer="layout" svg:width="6.2cm" svg:height="1.6cm" svg:x="20.1cm" svg:y="20.1cm">
          <text:p text:style-name="P1">Goal Details</text:p>
          <text:p text:style-name="P1"><text:s/>Ente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8" draw:id="id8" draw:layer="layout" svg:width="5.3cm" svg:height="2.2cm" svg:x="14.8cm" svg:y="18.5cm">
          <text:p text:style-name="P1">Validate New</text:p>
          <text:p text:style-name="P1"><text:s/>Go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7.45cm" svg:y1="20.7cm" svg:x2="17.4cm" svg:y2="21.5cm" draw:start-shape="id8" draw:start-glue-point="6" draw:end-shape="id9" draw:end-glue-point="4" svg:d="M17450 20700v401h-50v399" svg:viewBox="0 0 51 801">
          <text:p/>
        </draw:connector>
        <draw:connector draw:style-name="gr5" draw:text-style-name="P1" draw:layer="layout" svg:x1="19.6cm" svg:y1="22.55cm" svg:x2="23.2cm" svg:y2="21.7cm" draw:start-shape="id9" draw:start-glue-point="7" draw:end-shape="id10" draw:end-glue-point="8" svg:d="M19600 22550h3600v-850" svg:viewBox="0 0 3601 851">
          <text:p/>
        </draw:connector>
        <draw:connector draw:style-name="gr5" draw:text-style-name="P1" draw:layer="layout" svg:x1="23.2cm" svg:y1="20.1cm" svg:x2="20.1cm" svg:y2="19.6cm" draw:start-shape="id10" draw:start-glue-point="5" draw:end-shape="id8" draw:end-glue-point="7" svg:d="M23200 20100v-500h-3100" svg:viewBox="0 0 3101 501">
          <text:p/>
        </draw:connector>
        <draw:connector draw:style-name="gr5" draw:text-style-name="P1" draw:layer="layout" svg:x1="15.6cm" svg:y1="25.75cm" svg:x2="15.622cm" svg:y2="10.7cm" draw:start-shape="id11" draw:end-shape="id2" draw:end-glue-point="6" svg:d="M15600 25750h-1049v-15050h1071" svg:viewBox="0 0 1072 15051">
          <text:p/>
        </draw:connector>
        <draw:custom-shape draw:style-name="gr9" draw:text-style-name="P1" xml:id="id11" draw:id="id11" draw:layer="layout" svg:width="3.5cm" svg:height="1.7cm" svg:x="15.6cm" svg:y="24.9cm">
          <text:p text:style-name="P1">Goal </text:p>
          <text:p text:style-name="P1">Stored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1" draw:layer="layout" draw:type="line" svg:x1="17.4cm" svg:y1="23.6cm" svg:x2="17.35cm" svg:y2="24.9cm" draw:start-shape="id9" draw:start-glue-point="6" draw:end-shape="id11" draw:end-glue-point="4" svg:d="M17400 23600l-50 1300" svg:viewBox="0 0 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49:56.674000000</meta:creation-date>
    <dc:date>2015-11-23T12:03:46.514000000</dc:date>
    <meta:editing-duration>PT13M49S</meta:editing-duration>
    <meta:editing-cycles>1</meta:editing-cycles>
    <meta:document-statistic meta:object-count="27"/>
    <meta:generator>LibreOffice/4.3.7.2$Windows_x86 LibreOffice_project/8a35821d8636a03b8bf4e15b48f59794652c68ba</meta:generator>
  </office:meta>
</office:document-meta>
</file>